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ono"/>
    </style:style>
    <style:style style:name="P2" style:family="paragraph" style:parent-style-name="Standard">
      <style:text-properties officeooo:paragraph-rsid="001e3e91"/>
    </style:style>
    <style:style style:name="P3" style:family="paragraph" style:parent-style-name="Standard">
      <style:text-properties style:font-name="Mono" fo:font-weight="bold" officeooo:paragraph-rsid="001e3e91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officeooo:rsid="001e3e91" style:font-weight-asian="bold" style:font-weight-complex="bold"/>
    </style:style>
    <style:style style:name="T4" style:family="text">
      <style:text-properties style:font-name="Mono"/>
    </style:style>
    <style:style style:name="T5" style:family="text">
      <style:text-properties style:font-name="Mono" fo:font-weight="bold" style:font-weight-asian="bold" style:font-weight-complex="bold"/>
    </style:style>
    <style:style style:name="T6" style:family="text">
      <style:text-properties style:font-name="Mono" fo:font-weight="bold" officeooo:rsid="001e3e91" style:font-weight-asian="bold" style:font-weight-complex="bold"/>
    </style:style>
    <style:style style:name="T7" style:family="text">
      <style:text-properties style:font-name="Mono" fo:font-weight="normal" officeooo:rsid="001e3e91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ss</text:p>
      <text:p text:style-name="P1">You don't have to be beautiful to turn me on<text:line-break/>I just need your body, baby, from dusk 'til dawn<text:line-break/>You don't need experience to turn me out<text:line-break/>You just leave it all up to me<text:line-break/>I'm gonna show you what it's all about</text:p>
      <text:p text:style-name="P1"/>
      <text:p text:style-name="P1"><text:span text:style-name="T1">You don't have to be rich to be my girl<text:line-break/>You don't have to be cool to rule my world</text:span><text:line-break/>Ain't no particular sign I'm more compatible with<text:line-break/><text:span text:style-name="T2">I </text:span><text:span text:style-name="T1">just want your extra time and your kiss</text:span></text:p>
      <text:p text:style-name="P1"/>
      <text:p text:style-name="P1">You got to not talk dirty, baby, if you wanna impress me <text:span text:style-name="T3">a-a-a</text:span><text:line-break/>You can't be too flirty, mama, I know how to undress me<text:line-break/><text:span text:style-name="T1">I want to be your fantasy</text:span>, maybe you could be mine<text:line-break/>You just leave it all up to me, <text:span text:style-name="T1">we could have a good time</text:span></text:p>
      <text:p text:style-name="P1"/>
      <text:p text:style-name="P1"><text:span text:style-name="T1">You don't have to be rich to be my girl<text:line-break/>You don't have to be cool to rule my world</text:span><text:line-break/>Ain't no particular sign I'm more compatible with<text:line-break/><text:span text:style-name="T2">I </text:span><text:span text:style-name="T1">just want your extra time and your kiss</text:span><text:span text:style-name="T1"> </text:span>(everybody)</text:p>
      <text:p text:style-name="P1"/>
      <text:p text:style-name="P1">I think I wanna dance</text:p>
      <text:p text:style-name="P2"><text:span text:style-name="T4"><text:line-break/></text:span><text:span text:style-name="T5">Solo</text:span></text:p>
      <text:p text:style-name="P3"/>
      <text:p text:style-name="P2"><text:span text:style-name="T6">Women, not girls, rule my world, </text:span><text:span text:style-name="T7">I said they</text:span><text:span text:style-name="T6"> rule my world<text:line-break/></text:span><text:span text:style-name="T7">Act your age, mama,</text:span><text:span text:style-name="T6"> not your shoe size, </text:span><text:span text:style-name="T7">maybe we could do the twirl</text:span><text:span text:style-name="T6"><text:line-break/></text:span><text:span text:style-name="T7">You dont have to watch Dynasty to have an attitude, uh</text:span><text:span text:style-name="T6"><text:line-break/>You just leave it all up to me, my live will be your food</text:span><text:span text:style-name="T5"><text:line-break/><text:line-break/></text:span><draw:frame draw:style-name="fr1" draw:name="Rahmen9" text:anchor-type="char" svg:width="0.041cm" draw:z-index="8"><draw:text-box fo:min-height="0.041cm"><text:p text:style-name="P4"/></draw:text-box></draw:frame><draw:frame draw:style-name="fr1" draw:name="Rahmen8" text:anchor-type="char" svg:width="0.041cm" draw:z-index="7"><draw:text-box fo:min-height="0.041cm"><text:p text:style-name="P4"/></draw:text-box></draw:frame><draw:frame draw:style-name="fr1" draw:name="Rahmen7" text:anchor-type="char" svg:width="0.041cm" draw:z-index="6"><draw:text-box fo:min-height="0.041cm"><text:p text:style-name="P4"/></draw:text-box></draw:frame><draw:frame draw:style-name="fr1" draw:name="Rahmen6" text:anchor-type="char" svg:width="0.041cm" draw:z-index="5"><draw:text-box fo:min-height="0.041cm"><text:p text:style-name="P4"/></draw:text-box></draw:frame><draw:frame draw:style-name="fr1" draw:name="Rahmen5" text:anchor-type="char" svg:width="0.041cm" draw:z-index="4"><draw:text-box fo:min-height="0.041cm"><text:p text:style-name="P4"/></draw:text-box></draw:frame><draw:frame draw:style-name="fr1" draw:name="Rahmen4" text:anchor-type="char" svg:width="0.041cm" draw:z-index="3"><draw:text-box fo:min-height="0.041cm"><text:p text:style-name="P4"/></draw:text-box></draw:frame><draw:frame draw:style-name="fr1" draw:name="Rahmen3" text:anchor-type="char" svg:width="0.041cm" draw:z-index="2"><draw:text-box fo:min-height="0.041cm"><text:p text:style-name="P4"/></draw:text-box></draw:frame><draw:frame draw:style-name="fr1" draw:name="Rahmen2" text:anchor-type="char" svg:width="0.041cm" draw:z-index="1"><draw:text-box fo:min-height="0.041cm"><text:p text:style-name="P4"/></draw:text-box></draw:frame><draw:frame draw:style-name="fr1" draw:name="Rahmen1" text:anchor-type="char" svg:width="0.041cm" draw:z-index="0"><draw:text-box fo:min-height="0.041cm"><text:p text:style-name="P4"/></draw:text-box></draw:frame></text:p>
      <text:p text:style-name="P1">You <text:span text:style-name="T1">don't have to be rich to be my girl</text:span><text:line-break/><text:span text:style-name="T1">You don't have to be cool to rule my world</text:span><text:line-break/>Ain't no particular sign I'm more compatible with<text:line-break/>I <text:span text:style-name="T1">just want your extra time and your</text:span> kis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4T21:44:19.658273900</meta:creation-date>
    <dc:date>2025-12-24T21:51:22.213601500</dc:date>
    <meta:editing-duration>PT7M2S</meta:editing-duration>
    <meta:editing-cycles>1</meta:editing-cycles>
    <meta:document-statistic meta:table-count="0" meta:image-count="0" meta:object-count="0" meta:page-count="1" meta:paragraph-count="9" meta:word-count="264" meta:character-count="1236" meta:non-whitespace-character-count="978"/>
    <meta:generator>LibreOffice/25.2.7.2$Windows_X86_64 LibreOffice_project/5cbfd1ab6520636bb5f7b99185aa69bd7456825d</meta:generator>
  </office:meta>
</office:document-meta>
</file>